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8.6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dditional Filters</text:p>
          </table:table-cell>
          <table:table-cell table:style-name="ce1" office:value-type="string" calcext:value-type="string">
            <text:p>nHits</text:p>
          </table:table-cell>
          <table:table-cell table:style-name="ce1" office:value-type="string" calcext:value-type="string">
            <text:p>Remarks/Doubts</text:p>
          </table:table-cell>
          <table:table-cell table:style-name="ce1" office:value-type="string" calcext:value-type="string">
            <text:p>Page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r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Polymerases, helicases, double stranded RNA, etc.</text:p>
          </table:table-cell>
          <table:table-cell office:value-type="string" calcext:value-type="string">
            <text:p>https://www.ebi.ac.uk/interpro/search/text/rna/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65k</text:p>
          </table:table-cell>
          <table:table-cell office:value-type="string" calcext:value-type="string">
            <text:p>What is CDD?</text:p>
          </table:table-cell>
          <table:table-cell office:value-type="string" calcext:value-type="string">
            <text:p>https://www.ebi.ac.uk/interpro/search/text/Protein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in bind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9k</text:p>
          </table:table-cell>
          <table:table-cell office:value-type="string" calcext:value-type="string">
            <text:p>Surprised there aren’t more</text:p>
          </table:table-cell>
          <table:table-cell office:value-type="string" calcext:value-type="string">
            <text:p>https://www.ebi.ac.uk/interpro/search/text/protein%20binding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a bind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Quite high compared to “protein binding”. Will compare to simmilar searches with “dna”</text:p>
          </table:table-cell>
          <table:table-cell office:value-type="string" calcext:value-type="string">
            <text:p>https://www.ebi.ac.uk/interpro/search/text/rna%20binding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a binding prote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Almost 80% of the hits, not that this should have direct relationship to the keyword “rna binding”</text:p>
          </table:table-cell>
          <table:table-cell office:value-type="string" calcext:value-type="string">
            <text:p>https://www.ebi.ac.uk/interpro/search/text/rna%20binding%20protein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a binding protei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Surprised there is a difference.</text:p>
          </table:table-cell>
          <table:table-cell office:value-type="string" calcext:value-type="string">
            <text:p>https://www.ebi.ac.uk/interpro/search/text/rna%20binding%20proteins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a binding r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Probably the same hits as rna binding. No real effect of trailing “rna”</text:p>
          </table:table-cell>
          <table:table-cell office:value-type="string" calcext:value-type="string">
            <text:p>https://www.ebi.ac.uk/interpro/search/text/rna%20binding%20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Not surprising. DNA has traditionally been heavily studied.</text:p>
          </table:table-cell>
          <table:table-cell office:value-type="string" calcext:value-type="string">
            <text:p>https://www.ebi.ac.uk/interpro/search/text/d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 bind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k</text:p>
          </table:table-cell>
          <table:table-cell office:value-type="string" calcext:value-type="string">
            <text:p>No <text:span text:style-name="T1">a priori</text:span> assumption, here. Require more domain knowledge to parse.</text:p>
          </table:table-cell>
          <table:table-cell office:value-type="string" calcext:value-type="string">
            <text:p>https://www.ebi.ac.uk/interpro/search/text/dna%20binding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 binding r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y basic mol bio seems to still work. Why should dna directly bind rna? Here, results are mostly about dna-protein interactions where the protein has “RNA” in name</text:p>
          </table:table-cell>
          <table:table-cell office:value-type="string" calcext:value-type="string">
            <text:p>https://www.ebi.ac.uk/interpro/search/text/dna%20binding%20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 binding prote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Keep noticing “single stranded” and “double stranded”. Might be a cool filter to try. Ask Adwait for how to do an <text:s/>advanced search.</text:p>
          </table:table-cell>
          <table:table-cell office:value-type="string" calcext:value-type="string">
            <text:p>https://www.ebi.ac.uk/interpro/search/text/dna%20binding%20protein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stranded rna</text:p>
          </table:table-cell>
          <table:table-cell office:value-type="string" calcext:value-type="string">
            <text:p>NA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Lots of polymerases and helicases (proteins). So these are clearly cases with protein-rna interaction. Maybe ss RNA is just not very stable otherwise.</text:p>
          </table:table-cell>
          <table:table-cell office:value-type="string" calcext:value-type="string">
            <text:p>https://www.ebi.ac.uk/interpro/search/text/single%20stranded%20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stranded rna</text:p>
          </table:table-cell>
          <table:table-cell office:value-type="string" calcext:value-type="string">
            <text:p>NA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Finally, see lots of entries for binding domains, instead of just protein families/superfamilies.</text:p>
          </table:table-cell>
          <table:table-cell office:value-type="string" calcext:value-type="string">
            <text:p>https://www.ebi.ac.uk/interpro/search/text/double%20stranded%20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Biggest class of rna types.</text:p>
          </table:table-cell>
          <table:table-cell office:value-type="string" calcext:value-type="string">
            <text:p>https://www.ebi.ac.uk/interpro/search/text/m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Some domains along with proteins.</text:p>
          </table:table-cell>
          <table:table-cell office:value-type="string" calcext:value-type="string">
            <text:p>https://www.ebi.ac.uk/interpro/search/text/t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ome domains, but a lot of protein families as well.</text:p>
          </table:table-cell>
          <table:table-cell office:value-type="string" calcext:value-type="string">
            <text:p>https://www.ebi.ac.uk/interpro/search/text/r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A binding prote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roteins + domains</text:p>
          </table:table-cell>
          <table:table-cell office:value-type="string" calcext:value-type="string">
            <text:p>https://www.ebi.ac.uk/interpro/search/text/mRNA%20binding%20protein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A binding protein</text:p>
          </table:table-cell>
          <table:table-cell office:value-type="string" calcext:value-type="string">
            <text:p>NA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string" calcext:value-type="string">
            <text:p>https://www.ebi.ac.uk/interpro/search/text/tRNA%20binding%20protein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NA binding protein</text:p>
          </table:table-cell>
          <table:table-cell office:value-type="string" calcext:value-type="string">
            <text:p>NA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https://www.ebi.ac.uk/interpro/search/text/rRNA%20binding%20protein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NA</text:p>
          </table:table-cell>
          <table:table-cell office:value-type="string" calcext:value-type="string">
            <text:p>N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plicing introns</text:p>
          </table:table-cell>
          <table:table-cell office:value-type="string" calcext:value-type="string">
            <text:p>https://www.ebi.ac.uk/interpro/search/text/sn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NA</text:p>
          </table:table-cell>
          <table:table-cell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ene regulation</text:p>
          </table:table-cell>
          <table:table-cell office:value-type="string" calcext:value-type="string">
            <text:p>https://www.ebi.ac.uk/interpro/search/text/mi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NA</text:p>
          </table:table-cell>
          <table:table-cell office:value-type="string" calcext:value-type="string">
            <text:p>N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ouble stranded; interfere with gene expression</text:p>
          </table:table-cell>
          <table:table-cell office:value-type="string" calcext:value-type="string">
            <text:p>https://www.ebi.ac.uk/interpro/search/text/si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P</text:p>
          </table:table-cell>
          <table:table-cell office:value-type="string" calcext:value-type="string">
            <text:p>N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ibonucleaoproteins (bind RNA in complexes)</text:p>
          </table:table-cell>
          <table:table-cell office:value-type="string" calcext:value-type="string">
            <text:p>https://www.ebi.ac.uk/interpro/search/text/RNP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NA-induced silencing complex</text:p>
          </table:table-cell>
          <table:table-cell office:value-type="string" calcext:value-type="string">
            <text:p>https://www.ebi.ac.uk/interpro/search/text/RISC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NP</text:p>
          </table:table-cell>
          <table:table-cell office:value-type="string" calcext:value-type="string">
            <text:p>N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NP+snRNA complexes</text:p>
          </table:table-cell>
          <table:table-cell office:value-type="string" calcext:value-type="string">
            <text:p>https://www.ebi.ac.uk/interpro/search/text/snRNP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karyotic R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https://www.ebi.ac.uk/interpro/search/text/prokaryotic%20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karyote RNA</text:p>
          </table:table-cell>
          <table:table-cell office:value-type="string" calcext:value-type="string">
            <text:p>NA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Surprised there is an effect on the search.</text:p>
          </table:table-cell>
          <table:table-cell office:value-type="string" calcext:value-type="string">
            <text:p>https://www.ebi.ac.uk/interpro/search/text/prokaryote%20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karyotic R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https://www.ebi.ac.uk/interpro/search/text/eukaryotic%20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karyote RNA</text:p>
          </table:table-cell>
          <table:table-cell office:value-type="string" calcext:value-type="string">
            <text:p>N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sults seem to be from “Description” text rather than direct hits.</text:p>
          </table:table-cell>
          <table:table-cell office:value-type="string" calcext:value-type="string">
            <text:p>https://www.ebi.ac.uk/interpro/search/text/eukaryote%20RNA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</text:p>
          </table:table-cell>
          <table:table-cell office:value-type="string" calcext:value-type="string">
            <text:p>N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ot a good search term since lots of hits for “receptor-binding” rather than “RNA-binding”</text:p>
          </table:table-cell>
          <table:table-cell office:value-type="string" calcext:value-type="string">
            <text:p>https://www.ebi.ac.uk/interpro/search/text/RBP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A recognition moti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Interesting to see lots of “putative” cases in the description. Probably hard to do anything more than bioinfo searches on such structures.</text:p>
          </table:table-cell>
          <table:table-cell office:value-type="string" calcext:value-type="string">
            <text:p>https://www.ebi.ac.uk/interpro/search/text/RNA%20Recognition%20Motif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</text:p>
          </table:table-cell>
          <table:table-cell office:value-type="string" calcext:value-type="string">
            <text:p>NA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ewer hits that deabbreviated search. Must check for overlap between results.</text:p>
          </table:table-cell>
          <table:table-cell office:value-type="string" calcext:value-type="string">
            <text:p>https://www.ebi.ac.uk/interpro/search/text/RRM/?page=1#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a binding do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Seems like the perfect place to start with lots of hits.</text:p>
          </table:table-cell>
          <table:table-cell office:value-type="string" calcext:value-type="string">
            <text:p>https://www.ebi.ac.uk/interpro/search/text/rna%20binding%20domain/?page=1#tab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0:42:06.715885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9:28:30.046660657</meta:creation-date>
    <dc:date>2023-10-23T10:49:53.152662669</dc:date>
    <meta:editing-duration>PT1H9M54S</meta:editing-duration>
    <meta:editing-cycles>4</meta:editing-cycles>
    <meta:generator>LibreOffice/7.6.2.1$Linux_X86_64 LibreOffice_project/60$Build-1</meta:generator>
    <meta:document-statistic meta:table-count="1" meta:cell-count="166" meta:object-count="0"/>
  </office:meta>
</office:document-meta>
</file>